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86772"/>
    </style:style>
    <style:style style:name="P3" style:family="paragraph" style:parent-style-name="Preformatted_20_Text">
      <style:text-properties officeooo:rsid="001bd92a" officeooo:paragraph-rsid="003809de"/>
    </style:style>
    <style:style style:name="P4" style:family="paragraph" style:parent-style-name="Preformatted_20_Text">
      <style:text-properties officeooo:rsid="001bd92a" officeooo:paragraph-rsid="0026a4db"/>
    </style:style>
    <style:style style:name="P5" style:family="paragraph" style:parent-style-name="Preformatted_20_Text">
      <style:text-properties officeooo:rsid="001bd92a" officeooo:paragraph-rsid="00398515"/>
    </style:style>
    <style:style style:name="P6" style:family="paragraph" style:parent-style-name="Preformatted_20_Text">
      <style:text-properties officeooo:rsid="001bd92a" officeooo:paragraph-rsid="0039b036"/>
    </style:style>
    <style:style style:name="P7" style:family="paragraph" style:parent-style-name="Preformatted_20_Text">
      <style:text-properties officeooo:rsid="0026a4db" officeooo:paragraph-rsid="003809de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6a4db" officeooo:paragraph-rsid="0035da92"/>
    </style:style>
    <style:style style:name="P10" style:family="paragraph" style:parent-style-name="Preformatted_20_Text">
      <style:text-properties officeooo:rsid="00398515" officeooo:paragraph-rsid="00398515"/>
    </style:style>
    <style:style style:name="P11" style:family="paragraph" style:parent-style-name="Preformatted_20_Text">
      <style:text-properties officeooo:rsid="00398515" officeooo:paragraph-rsid="003d2b92"/>
    </style:style>
    <style:style style:name="P12" style:family="paragraph" style:parent-style-name="Preformatted_20_Text">
      <style:text-properties officeooo:rsid="00398515" officeooo:paragraph-rsid="003d65b1"/>
    </style:style>
    <style:style style:name="P13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14" style:family="paragraph" style:parent-style-name="Preformatted_20_Text">
      <style:text-properties officeooo:rsid="003d2b92" officeooo:paragraph-rsid="003d2b92"/>
    </style:style>
    <style:style style:name="P15" style:family="paragraph" style:parent-style-name="Preformatted_20_Text">
      <style:text-properties officeooo:paragraph-rsid="003ec6c8"/>
    </style:style>
    <style:style style:name="P16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7" style:family="paragraph" style:parent-style-name="Subtitle">
      <style:text-properties officeooo:rsid="001bd92a" officeooo:paragraph-rsid="001bd92a"/>
    </style:style>
    <style:style style:name="P18" style:family="paragraph" style:parent-style-name="Subtitle">
      <style:text-properties officeooo:paragraph-rsid="0036c8e2"/>
    </style:style>
    <style:style style:name="P19" style:family="paragraph" style:parent-style-name="Standard">
      <style:text-properties officeooo:rsid="00342330" officeooo:paragraph-rsid="0036c8e2"/>
    </style:style>
    <style:style style:name="P20" style:family="paragraph" style:parent-style-name="Standard">
      <style:text-properties officeooo:rsid="0036c8e2" officeooo:paragraph-rsid="0036c8e2"/>
    </style:style>
    <style:style style:name="P21" style:family="paragraph" style:parent-style-name="Standard">
      <style:text-properties officeooo:rsid="0036c8e2" officeooo:paragraph-rsid="003809de"/>
    </style:style>
    <style:style style:name="P22" style:family="paragraph" style:parent-style-name="Standard">
      <style:text-properties officeooo:rsid="00345ed2" officeooo:paragraph-rsid="0036c8e2"/>
    </style:style>
    <style:style style:name="P23" style:family="paragraph" style:parent-style-name="Standard">
      <style:text-properties officeooo:paragraph-rsid="0036c8e2"/>
    </style:style>
    <style:style style:name="P24" style:family="paragraph" style:parent-style-name="Preformatted_20_Text">
      <style:text-properties officeooo:rsid="00398515" officeooo:paragraph-rsid="003ec6c8"/>
    </style:style>
    <style:style style:name="P25" style:family="paragraph" style:parent-style-name="Preformatted_20_Text">
      <style:text-properties officeooo:paragraph-rsid="0035da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8515" style:font-weight-asian="bold" style:font-weight-complex="bold"/>
    </style:style>
    <style:style style:name="T3" style:family="text">
      <style:text-properties officeooo:rsid="001ca267"/>
    </style:style>
    <style:style style:name="T4" style:family="text">
      <style:text-properties officeooo:rsid="00216317"/>
    </style:style>
    <style:style style:name="T5" style:family="text">
      <style:text-properties officeooo:rsid="0026a4db"/>
    </style:style>
    <style:style style:name="T6" style:family="text">
      <style:text-properties officeooo:rsid="0022f7a9"/>
    </style:style>
    <style:style style:name="T7" style:family="text">
      <style:text-properties officeooo:rsid="002a0009"/>
    </style:style>
    <style:style style:name="T8" style:family="text">
      <style:text-properties officeooo:rsid="002f84aa"/>
    </style:style>
    <style:style style:name="T9" style:family="text">
      <style:text-properties officeooo:rsid="003443f9"/>
    </style:style>
    <style:style style:name="T10" style:family="text">
      <style:text-properties officeooo:rsid="003486db"/>
    </style:style>
    <style:style style:name="T11" style:family="text">
      <style:text-properties officeooo:rsid="0035da92"/>
    </style:style>
    <style:style style:name="T12" style:family="text">
      <style:text-properties officeooo:rsid="0036c8e2"/>
    </style:style>
    <style:style style:name="T13" style:family="text">
      <style:text-properties officeooo:rsid="003809de"/>
    </style:style>
    <style:style style:name="T14" style:family="text">
      <style:text-properties officeooo:rsid="00398515"/>
    </style:style>
    <style:style style:name="T15" style:family="text">
      <style:text-properties officeooo:rsid="003d2b92"/>
    </style:style>
    <style:style style:name="T16" style:family="text">
      <style:text-properties officeooo:rsid="003d65b1"/>
    </style:style>
    <style:style style:name="T17" style:family="text">
      <style:text-properties style:font-name="Liberation Mono" fo:font-size="10pt" officeooo:rsid="003d65b1" style:font-name-asian="Nimbus Mono L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3f6275" style:font-name-asian="Nimbus Mono L" style:font-size-asian="10pt" style:font-name-complex="Liberation Mono" style:font-size-complex="10pt"/>
    </style:style>
    <style:style style:name="T19" style:family="text">
      <style:text-properties officeooo:rsid="003ec6c8"/>
    </style:style>
    <style:style style:name="T20" style:family="text">
      <style:text-properties officeooo:rsid="003f6275"/>
    </style:style>
    <style:style style:name="T21" style:family="text">
      <style:text-properties officeooo:rsid="00345ed2"/>
    </style:style>
    <style:style style:name="T22" style:family="text">
      <style:text-properties officeooo:rsid="003423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Разработка <text:span text:style-name="T4">пользовательского </text:span>Web-интерфейс<text:span text:style-name="T4">а</text:span></text:p>
      <text:p text:style-name="P16">(с) Сергей Синица 20<text:span text:style-name="T19">2</text:span><text:span text:style-name="T20">3</text:span></text:p>
      <text:p text:style-name="P1"/>
      <text:p text:style-name="P18">ЗАДАНИЕ <text:span text:style-name="T13">6</text:span></text:p>
      <text:p text:style-name="P21">Разработать на JavaScript калькулятор стоимости услуги и добавить на страницу из предыдущего задания. Калькулятор должен содержать:</text:p>
      <text:p text:style-name="P22">- поле для ввода количества;</text:p>
      <text:p text:style-name="P23"><text:span text:style-name="T21">- выбор типа </text:span><text:span text:style-name="T20">услуги радиокнопкой</text:span><text:span text:style-name="T21"> <text:s/>(не менее 3-х вариантов);</text:span></text:p>
      <text:p text:style-name="P22">- выбор опции товара <text:span text:style-name="T20">из списка</text:span> (из двух и более вариантов);</text:p>
      <text:p text:style-name="P22">- выбор некоторого свойства товара чекбоксом.</text:p>
      <text:p text:style-name="P19"/>
      <text:p text:style-name="P20">Опции и свойства товара зависят от выбранного типа товара и выводятся на форму динамически при смене типа товара:</text:p>
      <text:p text:style-name="P23"><text:span text:style-name="T22">- </text:span><text:span text:style-name="T12">первый тип товара не имеет дополнительных опций и свойств (</text:span><text:span text:style-name="T20">селект</text:span><text:span text:style-name="T12"> и чекбокс не отображаются);</text:span></text:p>
      <text:p text:style-name="P23"><text:span text:style-name="T22">- </text:span><text:span text:style-name="T12">второй тип товара имеет только опции (</text:span><text:span text:style-name="T20">селект</text:span><text:span text:style-name="T12"> отобража</text:span><text:span text:style-name="T20">е</text:span><text:span text:style-name="T12">тся, чекбокс – нет);</text:span></text:p>
      <text:p text:style-name="P23"><text:span text:style-name="T22">- </text:span><text:span text:style-name="T12">третий тип товара имеет только свойство (</text:span><text:span text:style-name="T20">селект</text:span><text:span text:style-name="T12"> не отобража</text:span><text:span text:style-name="T20">е</text:span><text:span text:style-name="T12">тся, чекбокс отображается).</text:span></text:p>
      <text:p text:style-name="P19"/>
      <text:p text:style-name="P20">В зависимости от количества, выбранного типа товара, выбранной опции или свойства динамически пересчитывается цена товара и выводится на странице без перезагрузки страницы при изменении значений элементов формы калькулятора.</text:p>
      <text:p text:style-name="P1"/>
      <text:p text:style-name="P17">СДАЧА РАБОТЫ И ОЦЕНИВАНИЕ</text:p>
      <text:p text:style-name="P1"><text:span text:style-name="T11">Страница</text:span> <text:span text:style-name="T11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9">4</text:span> часов, включая самостоятельную работу. </text:p>
      <text:p text:style-name="P1"/>
      <text:p text:style-name="P4">За задание выставляется <text:span text:style-name="T1">до 40 баллов</text:span>:</text:p>
      <text:p text:style-name="P8">-<text:span text:style-name="T8">5</text:span> <text:span text:style-name="T13">подключение кода калькулятора во внешнем файле .js в нижней части страницы или в head с помощью script defer;</text:span></text:p>
      <text:p text:style-name="P8">-<text:span text:style-name="T10">5</text:span> баллов <text:span text:style-name="T13">инициализация JS-кода калькулятора и подключение обработчиков событий элементов формы после загрузки DOM с помощью обработчика события DOMContentLoaded;</text:span></text:p>
      <text:p text:style-name="P7">-<text:span text:style-name="T10">5</text:span> баллов <text:span text:style-name="T13">пересчет стоимости товара при изменении количества товара</text:span>;</text:p>
      <text:p text:style-name="P9">-<text:span text:style-name="T10">5</text:span> баллов <text:span text:style-name="T13">пересчет стоимости товара при выборе типа товара</text:span>;</text:p>
      <text:p text:style-name="P25"><text:span text:style-name="T5">-5 баллов </text:span><text:span text:style-name="T13">реализация опции товара </text:span><text:span text:style-name="T18">селектом</text:span><text:span text:style-name="T13"> для одного из типов товара;</text:span></text:p>
      <text:p text:style-name="P7">-5 баллов реализация опции товара чекбоксом для одного из типов товара;</text:p>
      <text:p text:style-name="P3">-до <text:span text:style-name="T3">5</text:span> баллов за соблюдение стандартов кодирования HTML <text:span text:style-name="T5">и JavaScript</text:span>,</text:p>
      <text:p text:style-name="P5"><text:span text:style-name="T5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6">Не допускается просрочка выполнения задания <text:span text:style-name="T7">(</text:span>просроченное задание оценивается в 0 баллов<text:span text:style-name="T7">)</text:span>.</text:p>
      <text:p text:style-name="P13"/>
      <text:p text:style-name="P6"><text:span text:style-name="T2">Не допускается использование сторонних библиотек</text:span><text:span text:style-name="T14">, в том числе JQuery (иначе задание оценивается в 0 баллов).</text:span></text:p>
      <text:p text:style-name="P1"/>
      <text:p text:style-name="Subtitle">МЕТОДИЧЕСКИЕ УКАЗАНИЯ </text:p>
      <text:p text:style-name="P2">Ознакомьтесь <text:span text:style-name="T6">материалом по JavaScript в </text:span>раздел<text:span text:style-name="T6">е</text:span> «<text:span text:style-name="T13">РАЗРАБОТКА КЛИЕНТСКИХ ВЕБ-ПРИЛОЖЕНИЙ</text:span>» учебного пособия "Веб-разработка и веб-сервисы" и содержанием лекции №<text:span text:style-name="T13">6</text:span>.</text:p>
      <text:p text:style-name="P2"/>
      <text:p text:style-name="P10">Пример динамического изменения DOM в файле js-dom.html.</text:p>
      <text:p text:style-name="P5"><text:soft-page-break/></text:p>
      <text:p text:style-name="P24">Пример обработки событий от элементов формы в файле js-change.html.</text:p>
      <text:p text:style-name="P15"/>
      <text:p text:style-name="P15"><text:span text:style-name="T14">Пример </text:span><text:span text:style-name="T16">работы с JSON </text:span><text:span text:style-name="T14">в файле js-</text:span><text:span text:style-name="T17">json</text:span><text:span text:style-name="T14">.html.</text:span></text:p>
      <text:p text:style-name="P12"/>
      <text:p text:style-name="P11"><text:span text:style-name="T15">В каталоге web6 находится пример реализации вычисления цены при смене значений селекта, радиокнопок и чекбокса</text:span>. <text:span text:style-name="T15">С помощью git в этом каталоге можно посмотреть версии файлов:</text:span></text:p>
      <text:p text:style-name="P14">git log <text:s text:c="17"/>— история коммитов</text:p>
      <text:p text:style-name="P14">git checkout хеш_коммита — откатить файлы до коммита с заданным хешем</text:p>
      <text:p text:style-name="P5"/>
      <text:p text:style-name="P10">Для онлайн валидации JavaScript с помощью ESLint можно воспользоваться сайтом https://www.jslint.com/ Отметить опции Assume… browser, tolerate this и f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1T15:04:02.069040580</dc:date>
    <meta:editing-duration>P3DT12H35M36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414" meta:character-count="3017" meta:non-whitespace-character-count="2615"/>
  </office:meta>
</office:document-meta>
</file>